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ingMessage.toString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ngMessage.PingMessage( ByteBuffer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ngMessage.getPayloa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ngMessage.Ping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